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999999" draw:textarea-horizontal-align="justify" draw:textarea-vertical-align="middle" draw:auto-grow-height="false" fo:min-height="2.017cm" fo:min-width="1.767cm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106cm" svg:stroke-color="#000000" draw:marker-start-width="0.359cm" draw:marker-end-width="0.359cm" draw:stroke-linejoin="round" svg:stroke-linecap="butt" draw:fill-color="#dddddd" draw:textarea-horizontal-align="justify" draw:textarea-vertical-align="middle" draw:auto-grow-height="false" fo:min-height="5.676cm" fo:min-width="8.401cm" fo:padding-top="0.178cm" fo:padding-bottom="0.178cm" fo:padding-left="0.303cm" fo:padding-right="0.303cm" draw:shadow="hidden" loext:softedge-radius="0cm" loext:decorative="false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17cm" fo:min-width="0.967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17cm" fo:min-width="0.967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  <style:text-properties style:font-name="Ubuntu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Ubuntu"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 draw:fill-color="#ffffff"/>
      <style:text-properties style:font-name="Ubuntu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Ubuntu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fo:text-align="end"/>
      <style:text-properties style:font-name="Ubuntu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Ubuntu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Ubuntu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4.445cm" svg:x="0.114cm" svg:y="0.782cm">
          <text:p/>
          <draw:enhanced-geometry svg:viewBox="0 0 21600 21600" draw:glue-points="?f6 0 10800 ?f8 ?f11 10800 ?f9 21600 10800 ?f10 ?f5 10800" draw:text-areas="?f3 ?f3 ?f4 ?f4" draw:type="parallelogram" draw:modifiers="7887.51311647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9.007cm" svg:height="6.032cm" svg:x="2.102cm" svg:y="0.1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23cm" svg:height="2.223cm" svg:x="8.527cm" svg:y="0.589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223cm" svg:height="2.223cm" svg:x="8.527cm" svg:y="3.589cm">
          <text:p text:style-name="P5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6.35cm" svg:height="4.532cm" draw:transform="rotate (0.000349065850398866) translate (2.418cm 0.887cm)">
          <draw:text-box>
            <text:p><text:span text:style-name="T2">DOOR</text:span></text:p>
            <text:p><text:span text:style-name="T2">LOCK</text:span></text:p>
            <text:p><text:span text:style-name="T2">12V</text:span></text:p>
          </draw:text-box>
        </draw:frame>
        <draw:frame draw:style-name="gr6" draw:text-style-name="P9" draw:layer="layout" svg:width="2.74cm" svg:height="1.199cm" svg:x="11.109cm" svg:y="1.045cm">
          <draw:text-box>
            <text:p text:style-name="P8"><text:span text:style-name="T3">IN</text:span></text:p>
          </draw:text-box>
        </draw:frame>
        <draw:frame draw:style-name="gr6" draw:text-style-name="P10" draw:layer="layout" svg:width="4.128cm" svg:height="1.199cm" svg:x="11.109cm" svg:y="4.146cm">
          <draw:text-box>
            <text:p text:style-name="P8"><text:span text:style-name="T3">GN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208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1:15:30.516153904</meta:creation-date>
    <dc:date>2025-11-18T21:23:24.888267211</dc:date>
    <meta:editing-duration>PT7M55S</meta:editing-duration>
    <meta:editing-cycles>2</meta:editing-cycles>
    <meta:generator>LibreOffice/24.2.7.2$Linux_X86_64 LibreOffice_project/420$Build-2</meta:generator>
    <meta:document-statistic meta:object-count="7"/>
  </office:meta>
</office:document-meta>
</file>